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ource Code Pro1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style:font-name="Andale Mono" fo:font-size="11pt" fo:language="zxx" fo:country="none" officeooo:rsid="0004de8c" officeooo:paragraph-rsid="0004de8c" style:font-size-asian="11pt" style:language-asian="zxx" style:country-asian="none" style:font-size-complex="11pt" style:language-complex="zxx" style:country-complex="none"/>
    </style:style>
    <style:style style:name="P2" style:family="paragraph" style:parent-style-name="Standard" style:list-style-name="L1">
      <style:paragraph-properties fo:line-height="150%"/>
      <style:text-properties style:font-name="Andale Mono" fo:font-size="11pt" fo:language="zxx" fo:country="none" officeooo:rsid="0004de8c" officeooo:paragraph-rsid="000736ec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 style:list-style-name="L1">
      <style:paragraph-properties fo:line-height="150%"/>
      <style:text-properties style:font-name="Andale Mono" fo:font-size="11pt" fo:language="zxx" fo:country="none" officeooo:rsid="00067ab3" officeooo:paragraph-rsid="00067ab3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 style:list-style-name="L1">
      <style:paragraph-properties fo:line-height="150%"/>
      <style:text-properties style:font-name="Andale Mono" fo:font-size="11pt" fo:language="zxx" fo:country="none" officeooo:rsid="0006dc25" officeooo:paragraph-rsid="0006dc25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 style:list-style-name="L1">
      <style:paragraph-properties fo:line-height="150%"/>
      <style:text-properties style:font-name="Andale Mono" fo:font-size="11pt" fo:language="zxx" fo:country="none" officeooo:rsid="000736ec" officeooo:paragraph-rsid="000736ec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 style:list-style-name="L1">
      <style:paragraph-properties fo:line-height="150%"/>
      <style:text-properties style:font-name="Andale Mono" fo:font-size="11pt" fo:language="zxx" fo:country="none" officeooo:rsid="0008bcc4" officeooo:paragraph-rsid="0008bcc4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 style:list-style-name="L1">
      <style:paragraph-properties fo:line-height="150%"/>
      <style:text-properties style:font-name="Andale Mono" fo:font-size="11pt" fo:language="zxx" fo:country="none" officeooo:rsid="000a3521" officeooo:paragraph-rsid="000a3521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 style:list-style-name="L1">
      <style:paragraph-properties fo:line-height="150%"/>
      <style:text-properties style:font-name="Andale Mono" fo:font-size="11pt" fo:language="zxx" fo:country="none" officeooo:rsid="000b06ef" officeooo:paragraph-rsid="000b06ef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 style:list-style-name="L1">
      <style:paragraph-properties fo:line-height="150%"/>
      <style:text-properties style:font-name="Andale Mono" fo:font-size="11pt" fo:language="zxx" fo:country="none" officeooo:rsid="000bc5a3" officeooo:paragraph-rsid="000bc5a3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0610ab"/>
    </style:style>
    <style:style style:name="T2" style:family="text">
      <style:text-properties officeooo:rsid="000d641c"/>
    </style:style>
    <style:style style:name="T3" style:family="text">
      <style:text-properties officeooo:rsid="000e5a1f"/>
    </style:style>
    <style:style style:name="T4" style:family="text">
      <style:text-properties officeooo:rsid="000f36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52284275374686901" text:style-name="L1">
        <text:list-item>
          <text:p text:style-name="P1">table(<text:span text:style-name="T1">string </text:span>table)</text:p>
        </text:list-item>
        <text:list-item>
          <text:p text:style-name="P1"><text:span text:style-name="T2">exec</text:span>()</text:p>
        </text:list-item>
        <text:list-item>
          <text:p text:style-name="P1">reset()</text:p>
        </text:list-item>
        <text:list-item>
          <text:p text:style-name="P1">select()</text:p>
        </text:list-item>
        <text:list-item>
          <text:p text:style-name="P1">insert()</text:p>
        </text:list-item>
        <text:list-item>
          <text:p text:style-name="P1">update()</text:p>
        </text:list-item>
        <text:list-item>
          <text:p text:style-name="P1">delete()</text:p>
        </text:list-item>
        <text:list-item>
          <text:p text:style-name="P1">truncate()</text:p>
        </text:list-item>
        <text:list-item>
          <text:p text:style-name="P1">raw(string query, array params = [])</text:p>
        </text:list-item>
        <text:list-item>
          <text:p text:style-name="P2">where(column, value, second = "")</text:p>
        </text:list-item>
        <text:list-item>
          <text:p text:style-name="P1">addWhere(string column, string value, string second = <text:bookmark-start text:name="__DdeLink__29_1759143364"/>""<text:bookmark-end text:name="__DdeLink__29_1759143364"/>)</text:p>
        </text:list-item>
        <text:list-item>
          <text:p text:style-name="P3">whereBetween(column, int min, int max, bool not = false)</text:p>
        </text:list-item>
        <text:list-item>
          <text:p text:style-name="P3">whereIn(string column, array array, bool not = false)</text:p>
        </text:list-item>
        <text:list-item>
          <text:p text:style-name="P4">whereNull(string column, bool not = false)</text:p>
        </text:list-item>
        <text:list-item>
          <text:p text:style-name="P5">whereDate(string type, string column, string value)</text:p>
        </text:list-item>
        <text:list-item>
          <text:p text:style-name="P5">whereColumn<text:span text:style-name="T4">s</text:span>(column<text:span text:style-name="T4">s</text:span>, value<text:span text:style-name="T4">sx<text:tab/></text:span>, second = "")</text:p>
        </text:list-item>
        <text:list-item>
          <text:p text:style-name="P6">addWhereColumn(string column, string value, string second = "")</text:p>
        </text:list-item>
        <text:list-item>
          <text:p text:style-name="P6">orWhere(column, value, second = "")</text:p>
        </text:list-item>
        <text:list-item>
          <text:p text:style-name="P7">addOrWhere(string column, string value, string second = "")</text:p>
        </text:list-item>
        <text:list-item>
          <text:p text:style-name="P7">having(string key, string value, string second = "")</text:p>
        </text:list-item>
        <text:list-item>
          <text:p text:style-name="P8">selectValues(columns)</text:p>
        </text:list-item>
        <text:list-item>
          <text:p text:style-name="P8">addSelectValue(string value)</text:p>
        </text:list-item>
        <text:list-item>
          <text:p text:style-name="P8">first()</text:p>
        </text:list-item>
        <text:list-item>
          <text:p text:style-name="P8">distinct()</text:p>
        </text:list-item>
        <text:list-item>
          <text:p text:style-name="P8">offset()</text:p>
        </text:list-item>
        <text:list-item>
          <text:p text:style-name="P8">limit(int count)</text:p>
        </text:list-item>
        <text:list-item>
          <text:p text:style-name="P8">count(<text:span text:style-name="T3">string column = "*"</text:span>)</text:p>
        </text:list-item>
        <text:list-item>
          <text:p text:style-name="P8">max(string column)</text:p>
        </text:list-item>
        <text:list-item>
          <text:p text:style-name="P8">min(string column)</text:p>
        </text:list-item>
        <text:list-item>
          <text:p text:style-name="P8">average(string column)</text:p>
        </text:list-item>
        <text:list-item>
          <text:p text:style-name="P8">sum(string column)</text:p>
        </text:list-item>
        <text:list-item>
          <text:p text:style-name="P8">join(type, table, column, foreign, outer = false)</text:p>
        </text:list-item>
        <text:list-item>
          <text:p text:style-name="P8">innerJoin(table, column, foreign, *outer = false*)</text:p>
        </text:list-item>
        <text:list-item>
          <text:p text:style-name="P8">leftJoin(table, column, foreign, outer = false)</text:p>
        </text:list-item>
        <text:list-item>
          <text:p text:style-name="P9">rightJoin(table, column, foreign, outer = false)</text:p>
        </text:list-item>
        <text:list-item>
          <text:p text:style-name="P9">orderBy(string column, bool asc = false)</text:p>
        </text:list-item>
        <text:list-item>
          <text:p text:style-name="P9"><text:soft-page-break/>orderRandom()</text:p>
        </text:list-item>
        <text:list-item>
          <text:p text:style-name="P9">groupBy(string column)</text:p>
        </text:list-item>
        <text:list-item>
          <text:p text:style-name="P9">insertRow(array values, bool getID = false)</text:p>
        </text:list-item>
        <text:list-item>
          <text:p text:style-name="P9">updateRow(array values)</text:p>
        </text:list-item>
        <text:list-item>
          <text:p text:style-name="P9">addUpdateRow(string column, string value)</text:p>
        </text:list-item>
        <text:list-item>
          <text:p text:style-name="P9">increment(string column, int value = 1)</text:p>
        </text:list-item>
        <text:list-item>
          <text:p text:style-name="P9">decrement(string column, int value = 1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ource Code Pro1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0:53:56.657430130</meta:creation-date>
    <meta:generator>LibreOffice/5.2.2.2$Linux_X86_64 LibreOffice_project/20m0$Build-2</meta:generator>
    <dc:date>2016-11-12T22:04:41.284464657</dc:date>
    <meta:editing-duration>P1DT11H41M42S</meta:editing-duration>
    <meta:editing-cycles>12</meta:editing-cycles>
    <meta:document-statistic meta:table-count="0" meta:image-count="0" meta:object-count="0" meta:page-count="2" meta:paragraph-count="43" meta:word-count="213" meta:character-count="1344" meta:non-whitespace-character-count="1217"/>
  </office:meta>
</office:document-meta>
</file>